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4.17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I34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48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健康食譜計劃表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日期</text:p>
          </table:table-cell>
          <table:table-cell table:style-name="ce2" office:value-type="string" calcext:value-type="string" table:number-columns-spanned="1" table:number-rows-spanned="2">
            <text:p>星期</text:p>
          </table:table-cell>
          <table:table-cell table:style-name="ce2" office:value-type="string" calcext:value-type="string" table:number-columns-spanned="2" table:number-rows-spanned="1">
            <text:p>早<text:span text:style-name="T1">   </text:span><text:span text:style-name="T2">餐</text:span>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午<text:span text:style-name="T1">   </text:span><text:span text:style-name="T2">餐</text:span>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晚<text:span text:style-name="T1">   </text:span><text:span text:style-name="T2">餐</text:span>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covered-table-cell table:style-name="ce12"/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shadow="none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1:42:48.20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26:02</meta:creation-date>
    <dc:date>2016-06-20T21:43:51.830000000</dc:date>
    <meta:generator>LibreOffice/5.1.1.3$Windows_x86 LibreOffice_project/89f508ef3ecebd2cfb8e1def0f0ba9a803b88a6d</meta:generator>
    <meta:editing-duration>PT1M3S</meta:editing-duration>
    <meta:editing-cycles>1</meta:editing-cycles>
    <meta:document-statistic meta:table-count="1" meta:cell-count="44" meta:object-count="0"/>
  </office:meta>
</office:document-meta>
</file>